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00:35:0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2462240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18260578" text:style-name="L2">
        <text:list-item>
          <text:p text:style-name="P47">Version 2.1.2 :</text:p>
        </text:list-item>
      </text:list>
      <text:list xml:id="list1691136077" text:style-name="L3">
        <text:list-item>
          <text:list>
            <text:list-item>
              <text:p text:style-name="P48">Localized help : resolved non-functional hyperlink due to API incompatibility introduced by Apache OpenOffice 4.1 (and LibreOffice 4.0).</text:p>
            </text:list-item>
          </text:list>
        </text:list-item>
      </text:list>
      <text:list xml:id="list3506558449328" text:continue-list="list2218260578" text:style-name="L2">
        <text:list-item>
          <text:p text:style-name="P47">Version 2.1.1 :</text:p>
        </text:list-item>
      </text:list>
      <text:list xml:id="list1737367375"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506028274143" text:continue-list="list3506558449328" text:style-name="L2">
        <text:list-item>
          <text:p text:style-name="P47">Version 2.1.0 :</text:p>
        </text:list-item>
      </text:list>
      <text:list xml:id="list3027373793"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507188592310" text:continue-list="list3506028274143" text:style-name="L2">
        <text:list-item>
          <text:p text:style-name="P47">Version 2.0.0 :</text:p>
        </text:list-item>
      </text:list>
      <text:list xml:id="list3457537145"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506575101224" text:continue-list="list3507188592310" text:style-name="L2">
        <text:list-item>
          <text:p text:style-name="P47">Version 1.5.3 :</text:p>
        </text:list-item>
      </text:list>
      <text:list xml:id="list3366208814"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1310546"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15736176"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299133170"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2800956278"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292654312"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5250405"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019424643"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19134709"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97664533"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28201070" text:style-name="L17">
        <text:list-item>
          <text:p text:style-name="P62">Arg1 : <text:span text:style-name="InstructionMacro">String</text:span> : mandatory, type of control used for the button</text:p>
        </text:list-item>
      </text:list>
      <text:list xml:id="list1926766315"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61667478"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7444839"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4922093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620102073"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759567535"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45862947"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178472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10686274"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381608406"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62467490"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188689543"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87517725"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13053998"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45082677"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53213578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95992412"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97427224"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7448084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7330253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3456088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072093428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730155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4677727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104437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07865103305" text:continue-list="list17448084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505864443924" text:continue-list="list35072093428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3507475315166" text:continue-list="list350786510330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